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147H47M00.735S" calcext:value-type="time">
            <text:p>147:47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/>
          <table:table-cell table:formula="of:=IF([.C37]-[.B37] &gt; 0; [.C37]-[.B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]-[.F37] &gt; 0; [.G37]-[.F37]; 0)" office:value-type="time" office:time-value="PT00H00M00S" calcext:value-type="time">
            <text:p>00:00</text:p>
          </table:table-cell>
          <table:table-cell table:formula="of:=[.D37]+[.H37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Arms cleanup, key-in-hand unlock fix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8]-[.B38] &gt; 0; [.C38]-[.B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]-[.F38] &gt; 0; [.G38]-[.F38]; 0)" office:value-type="time" office:time-value="PT00H00M00S" calcext:value-type="time">
            <text:p>00:00</text:p>
          </table:table-cell>
          <table:table-cell table:formula="of:=[.D38]+[.H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]-[.B39] &gt; 0; [.C39]-[.B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]-[.F39] &gt; 0; [.G39]-[.F39]; 0)" office:value-type="time" office:time-value="PT00H00M00S" calcext:value-type="time">
            <text:p>00:00</text:p>
          </table:table-cell>
          <table:table-cell table:formula="of:=[.D39]+[.H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0]-[.B40] &gt; 0; [.C40]-[.B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0]-[.F40] &gt; 0; [.G40]-[.F40]; 0)" office:value-type="time" office:time-value="PT00H00M00S" calcext:value-type="time">
            <text:p>00:00</text:p>
          </table:table-cell>
          <table:table-cell table:formula="of:=[.D40]+[.H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1]-[.B41] &gt; 0; [.C41]-[.B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1]-[.F41] &gt; 0; [.G41]-[.F41]; 0)" office:value-type="time" office:time-value="PT00H00M00S" calcext:value-type="time">
            <text:p>00:00</text:p>
          </table:table-cell>
          <table:table-cell table:style-name="ce18" table:formula="of:=[.D41]+[.H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08:07:39.1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24T09:10:27.307000000</dc:date>
    <dc:creator>Benjamin Laws</dc:creator>
    <meta:editing-duration>P4DT19H19M29S</meta:editing-duration>
    <meta:editing-cycles>127</meta:editing-cycles>
    <meta:generator>LibreOffice/7.1.8.1$Windows_X86_64 LibreOffice_project/e1f30c802c3269a1d052614453f260e49458c82c</meta:generator>
    <meta:document-statistic meta:table-count="2" meta:cell-count="342" meta:object-count="0"/>
  </office:meta>
</office:document-meta>
</file>